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e22" officeooo:paragraph-rsid="000c5e22"/>
    </style:style>
    <style:style style:name="P2" style:family="paragraph" style:parent-style-name="Standard">
      <style:text-properties officeooo:rsid="000c5e22" officeooo:paragraph-rsid="000c5e22"/>
    </style:style>
    <style:style style:name="P3" style:family="paragraph" style:parent-style-name="Standard">
      <style:text-properties officeooo:rsid="000d75cd" officeooo:paragraph-rsid="000d75cd"/>
    </style:style>
    <style:style style:name="P4" style:family="paragraph" style:parent-style-name="Standard">
      <style:text-properties officeooo:rsid="000f4638" officeooo:paragraph-rsid="000f4638"/>
    </style:style>
    <style:style style:name="P5" style:family="paragraph" style:parent-style-name="Standard">
      <style:text-properties officeooo:rsid="00102045" officeooo:paragraph-rsid="00102045"/>
    </style:style>
    <style:style style:name="P6" style:family="paragraph" style:parent-style-name="Standard">
      <style:text-properties officeooo:rsid="00112a04" officeooo:paragraph-rsid="00112a04"/>
    </style:style>
    <style:style style:name="P7" style:family="paragraph" style:parent-style-name="Standard">
      <style:text-properties officeooo:rsid="00130dce" officeooo:paragraph-rsid="00130dce"/>
    </style:style>
    <style:style style:name="T1" style:family="text">
      <style:text-properties officeooo:rsid="00130d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<text:s/>SELECT distinct date_part('day', date) from doc;</text:p>
      <text:p text:style-name="P1">3.SELECT distinct b.LF FROM buyers b, doc d WHERE d.date &gt;= '20170925' AND d.buyer_id = b.buyer_id;</text:p>
      <text:p text:style-name="P3">4. SELECT distinct split_part(LF, ' ', 1) t1 FROM buyers ORDER BY t1;</text:p>
      <text:p text:style-name="P3">5. SELECT count*sell_cost t1 FROM doc;</text:p>
      <text:p text:style-name="P4">6. SELECT b.LF, d.count, d.sell_cost, b.buyer_id, d.buyer_id FROM doc d INNER JOIN buyers b ON (b.buyer_id = d.buyer_id) WHERE substring(b.LF from 1 for 1) = 'А' OR d.count &gt; 5 AND d.sell_cost &lt; 10;</text:p>
      <text:p text:style-name="P5">7.SELECT b.LF FROM buyers b INNER JOIN doc d ON (b.buyer_id = d.buyer_id) WHERE date_part('month', d.date) = 9 AND date_part('year', d.date) = 2017 ORDER BY b.LF LIMIT 5;</text:p>
      <text:p text:style-name="P6">8. Не заработало:</text:p>
      <text:p text:style-name="P6">\set param 'Мышка <text:s/>A4 <text:s/>Tech'</text:p>
      <text:p text:style-name="P6"/>
      <text:p text:style-name="P6">SELECT b.LF FROM buyers b INNER JOIN goods g ON (b.good_id = g.good_id) WHERE g.name =:param;</text:p>
      <text:p text:style-name="P6">9. <text:span text:style-name="T1">Не заработало:</text:span></text:p>
      <text:p text:style-name="P7">SELECT doc_num, count*sell_cost FROM doc GROUP BY doc_num having count*sell_cost = MAX(count*sell_cost) ;</text:p>
      <text:p text:style-name="P7">10. Например, если хотим вывести „итог“ для 1-го документа, то:</text:p>
      <text:p text:style-name="P7">SELECT SUM(d1.count*d1.sell_cost) OverAll FROM (SELECT d.count, d.sell_cost FROM doc d WHERE d.doc_num = 1) d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3:46:00.511261566</meta:creation-date>
    <meta:editing-duration>PT4M15S</meta:editing-duration>
    <meta:editing-cycles>2</meta:editing-cycles>
    <meta:generator>LibreOffice/5.1.6.2$Linux_X86_64 LibreOffice_project/10m0$Build-2</meta:generator>
    <dc:date>2017-10-06T18:13:43.999332585</dc:date>
    <meta:document-statistic meta:table-count="0" meta:image-count="0" meta:object-count="0" meta:page-count="1" meta:paragraph-count="13" meta:word-count="169" meta:character-count="1060" meta:non-whitespace-character-count="901"/>
  </office:meta>
</office:document-meta>
</file>